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Etape" style:family="table">
      <style:table-properties style:width="17.013cm" fo:margin-left="0cm" table:align="left"/>
    </style:style>
    <style:style style:name="Etape.A" style:family="table-column">
      <style:table-column-properties style:column-width="3.399cm"/>
    </style:style>
    <style:style style:name="Etape.B" style:family="table-column">
      <style:table-column-properties style:column-width="3.401cm"/>
    </style:style>
    <style:style style:name="Etape.E" style:family="table-column">
      <style:table-column-properties style:column-width="3.413cm"/>
    </style:style>
    <style:style style:name="Etape.A1" style:family="table-cell">
      <style:table-cell-properties fo:padding="0.097cm" fo:border-left="0.05pt solid #000000" fo:border-right="none" fo:border-top="0.05pt solid #000000" fo:border-bottom="0.05pt solid #000000"/>
    </style:style>
    <style:style style:name="Etape.E1" style:family="table-cell">
      <style:table-cell-properties fo:padding="0.097cm" fo:border="0.05pt solid #000000"/>
    </style:style>
    <style:style style:name="Etape.A2" style:family="table-cell">
      <style:table-cell-properties fo:padding="0.097cm" fo:border-left="0.05pt solid #000000" fo:border-right="none" fo:border-top="none" fo:border-bottom="0.05pt solid #000000"/>
    </style:style>
    <style:style style:name="Etape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0a2f06" officeooo:paragraph-rsid="000a2f06"/>
    </style:style>
    <style:style style:name="P2" style:family="paragraph" style:parent-style-name="Table_20_Contents">
      <style:paragraph-properties fo:text-align="start" style:justify-single-word="false"/>
      <style:text-properties officeooo:rsid="000a2f06" officeooo:paragraph-rsid="000a2f06" fo:background-color="#fff200"/>
    </style:style>
    <style:style style:name="P3" style:family="paragraph" style:parent-style-name="Table_20_Contents">
      <style:paragraph-properties fo:text-align="start" style:justify-single-word="false"/>
      <style:text-properties officeooo:rsid="000a2f06" officeooo:paragraph-rsid="000a2f06" fo:background-color="#72bf44"/>
    </style:style>
    <style:style style:name="P4" style:family="paragraph" style:parent-style-name="Standard">
      <style:paragraph-properties fo:text-align="center" style:justify-single-word="false"/>
      <style:text-properties officeooo:rsid="000a2f06" officeooo:paragraph-rsid="000a2f06"/>
    </style:style>
    <style:style style:name="P5" style:family="paragraph" style:parent-style-name="Standard">
      <style:paragraph-properties fo:text-align="start" style:justify-single-word="false"/>
      <style:text-properties officeooo:rsid="000a2f06" officeooo:paragraph-rsid="000a2f06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72bf44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TAPE CLASSE A REALISER</text:p>
      <text:p text:style-name="P4"/>
      <table:table table:name="Etape" table:style-name="Etape">
        <table:table-column table:style-name="Etape.A"/>
        <table:table-column table:style-name="Etape.B"/>
        <table:table-column table:style-name="Etape.A"/>
        <table:table-column table:style-name="Etape.B"/>
        <table:table-column table:style-name="Etape.E"/>
        <table:table-row>
          <table:table-cell table:style-name="Etape.A1" office:value-type="string">
            <text:p text:style-name="P1">N°Etape</text:p>
          </table:table-cell>
          <table:table-cell table:style-name="Etape.A1" office:value-type="string">
            <text:p text:style-name="P1">Erwan</text:p>
          </table:table-cell>
          <table:table-cell table:style-name="Etape.A1" office:value-type="string">
            <text:p text:style-name="P1">Mano</text:p>
          </table:table-cell>
          <table:table-cell table:style-name="Etape.A1" office:value-type="string">
            <text:p text:style-name="P1">Collins</text:p>
          </table:table-cell>
          <table:table-cell table:style-name="Etape.E1" office:value-type="string">
            <text:p text:style-name="P1">Florent</text:p>
          </table:table-cell>
        </table:table-row>
        <table:table-row>
          <table:table-cell table:style-name="Etape.A2" office:value-type="string">
            <text:p text:style-name="P1">1</text:p>
          </table:table-cell>
          <table:table-cell table:style-name="Etape.A2" office:value-type="string">
            <text:p text:style-name="P1">Aide</text:p>
          </table:table-cell>
          <table:table-cell table:style-name="Etape.A2" office:value-type="string">
            <text:p text:style-name="P1">Compte</text:p>
          </table:table-cell>
          <table:table-cell table:style-name="Etape.A2" office:value-type="string">
            <text:p text:style-name="P1">Highscrore</text:p>
          </table:table-cell>
          <table:table-cell table:style-name="Etape.E2" office:value-type="string">
            <text:p text:style-name="P1">menu</text:p>
          </table:table-cell>
        </table:table-row>
        <table:table-row>
          <table:table-cell table:style-name="Etape.A2" office:value-type="string">
            <text:p text:style-name="P1">2</text:p>
          </table:table-cell>
          <table:table-cell table:style-name="Etape.A2" office:value-type="string">
            <text:p text:style-name="P2">Action</text:p>
          </table:table-cell>
          <table:table-cell table:style-name="Etape.A2" office:value-type="string">
            <text:p text:style-name="P1">Sauvegade</text:p>
          </table:table-cell>
          <table:table-cell table:style-name="Etape.A2" office:value-type="string">
            <text:p text:style-name="P2">Checkpoint</text:p>
          </table:table-cell>
          <table:table-cell table:style-name="Etape.E2" office:value-type="string">
            <text:p text:style-name="P1">Case</text:p>
          </table:table-cell>
        </table:table-row>
        <table:table-row>
          <table:table-cell table:style-name="Etape.A2" office:value-type="string">
            <text:p text:style-name="P1">3</text:p>
          </table:table-cell>
          <table:table-cell table:style-name="Etape.A2" office:value-type="string">
            <text:p text:style-name="P3">Jeu</text:p>
          </table:table-cell>
          <table:table-cell table:style-name="Etape.A2" office:value-type="string">
            <text:p text:style-name="P1">Pont</text:p>
          </table:table-cell>
          <table:table-cell table:style-name="Etape.A2" office:value-type="string">
            <text:p text:style-name="P1">Ile</text:p>
          </table:table-cell>
          <table:table-cell table:style-name="Etape.E2" office:value-type="string">
            <text:p text:style-name="P1">Grille</text:p>
          </table:table-cell>
        </table:table-row>
        <table:table-row>
          <table:table-cell table:style-name="Etape.A2" office:value-type="string">
            <text:p text:style-name="P1">4</text:p>
          </table:table-cell>
          <table:table-cell table:style-name="Etape.A2" office:value-type="string">
            <text:p text:style-name="P3">Jeu</text:p>
          </table:table-cell>
          <table:table-cell table:style-name="Etape.A2" office:value-type="string">
            <text:p text:style-name="P1">BDD</text:p>
          </table:table-cell>
          <table:table-cell table:style-name="Etape.A2" office:value-type="string">
            <text:p text:style-name="P3">Jeu</text:p>
          </table:table-cell>
          <table:table-cell table:style-name="Etape.E2" office:value-type="string">
            <text:p text:style-name="P1">Grille</text:p>
          </table:table-cell>
        </table:table-row>
      </table:table>
      <text:p text:style-name="P5"/>
      <text:p text:style-name="P5"/>
      <text:p text:style-name="P5"><text:span text:style-name="T2"><text:s text:c="8"/></text:span><text:s/>Mise en accord sur le fonctionnement des classes</text:p>
      <text:p text:style-name="P5"/>
      <text:p text:style-name="P5"><text:span text:style-name="T3"><text:s text:c="8"/></text:span><text:s/>Travail en comm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6:02:24.507853031</meta:creation-date>
    <dc:date>2020-01-29T16:08:35.884279150</dc:date>
    <meta:editing-duration>PT6M14S</meta:editing-duration>
    <meta:editing-cycles>1</meta:editing-cycles>
    <meta:document-statistic meta:table-count="1" meta:image-count="0" meta:object-count="0" meta:page-count="1" meta:paragraph-count="28" meta:word-count="40" meta:character-count="224" meta:non-whitespace-character-count="194"/>
    <meta:generator>LibreOffice/6.0.7.3$Linux_X86_64 LibreOffice_project/00m0$Build-3</meta:generator>
  </office:meta>
</office:document-meta>
</file>